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7b44" officeooo:paragraph-rsid="00127b44"/>
    </style:style>
    <style:style style:name="P2" style:family="paragraph" style:parent-style-name="Standard">
      <style:text-properties officeooo:rsid="001417f0" officeooo:paragraph-rsid="001417f0"/>
    </style:style>
    <style:style style:name="P3" style:family="paragraph" style:parent-style-name="Standard">
      <style:text-properties style:text-underline-style="solid" style:text-underline-width="auto" style:text-underline-color="font-color" fo:font-weight="bold" officeooo:rsid="00127b44" officeooo:paragraph-rsid="00127b44" style:font-weight-asian="bold" style:font-weight-complex="bold"/>
    </style:style>
    <style:style style:name="P4" style:family="paragraph" style:parent-style-name="Standard">
      <style:text-properties officeooo:rsid="0014446b" officeooo:paragraph-rsid="0014446b"/>
    </style:style>
    <style:style style:name="T1" style:family="text">
      <style:text-properties officeooo:rsid="001417f0"/>
    </style:style>
    <style:style style:name="T2" style:family="text">
      <style:text-properties officeooo:rsid="001444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delaziz Cherkaoui/Antoine Jeandin/Arnaud Debernardi/Térence Chateigné</text:p>
      <text:p text:style-name="P1"/>
      <text:p text:style-name="P3">Retour d'expérience mini-projet :</text:p>
      <text:p text:style-name="P1"/>
      <text:p text:style-name="P1">Ce projet d'informatique en java nous a permit de concrétiser une idée de jeu que nous avons conçu nous même.</text:p>
      <text:p text:style-name="P1"/>
      <text:p text:style-name="P1">Nous avons pu tout d'abord débuter avec des choses simples dans l'invité de commandes, puis nous avons conçu un affichage dans une fenêtre <text:span text:style-name="T2">java</text:span>. On a pu donc suivre ensemble l'évolution du programme en en corrigeant les bugs et ajoutant des nouvelles choses.</text:p>
      <text:p text:style-name="P1"/>
      <text:p text:style-name="P1">Nous avons pu aussi le personnaliser en ajoutant <text:span text:style-name="T1">quelques</text:span> références <text:span text:style-name="T1">personnelles, nous avons donc pu nous amuser à ajouter des musiques, des images ou des sons que nous connaissions d'internet.</text:span></text:p>
      <text:p text:style-name="P1"/>
      <text:p text:style-name="P2">On a pu aussi découvrir de nouvelles méthodes qui permettent par exemple de détecter la saisie d'une touche quand la fenêtre java est ouverte ou faire un menu de sélection précédant le début du jeu.</text:p>
      <text:p text:style-name="P2"/>
      <text:p text:style-name="P4">Cependant il n'a pas été simple d'apprendre en autodidacte toutes les méthodes d'affichage qui nous étaient indispensables pour avoir un beau rendu. Il a été nécessaire de faire un codage pixel par pixel de toutes les fenêtres.</text:p>
      <text:p text:style-name="P4"/>
      <text:p text:style-name="P4">De même, il était parfois difficile de bien se répartir le travail alors que nous n'étions pas certain de tous les objets que nous nécessitions.</text:p>
      <text:p text:style-name="P4"/>
      <text:p text:style-name="P4">Nous avons aussi eu de nombreux bugs d'affichage (parfois assez insolites) qui nous ont donné du fil à retordre pour comprendre ce qui ne se passait pas comme nous le voulions.</text:p>
      <text:p text:style-name="P2"/>
      <text:p text:style-name="P2">Ce projet nous a donc apporté beaucoup tant sur le plan des connaissances, nous maîtrisons mieux l'orienté-objet et nous avons pris plaisir à programmer le tout <text:span text:style-name="T2">pour en voir le résult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0:57:04.488000000</meta:creation-date>
    <dc:date>2016-05-23T11:39:58.144000000</dc:date>
    <meta:editing-duration>PT27M43S</meta:editing-duration>
    <meta:editing-cycles>2</meta:editing-cycles>
    <meta:generator>LibreOffice/4.2.5.1$Windows_x86 LibreOffice_project/881bb88abfe2992c6cede97c23e64a9885de87de</meta:generator>
    <meta:document-statistic meta:table-count="0" meta:image-count="0" meta:object-count="0" meta:page-count="1" meta:paragraph-count="10" meta:word-count="261" meta:character-count="1596" meta:non-whitespace-character-count="1345"/>
  </office:meta>
</office:document-meta>
</file>